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399cm" table:align="left"/>
    </style:style>
    <style:style style:name="Tabella1.A" style:family="table-column">
      <style:table-column-properties style:column-width="3.2cm"/>
    </style:style>
    <style:style style:name="Tabella1.1" style:family="table-row">
      <style:table-row-properties style:row-height="0.59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5cm" table:align="margins"/>
    </style:style>
    <style:style style:name="Tabella2.A" style:family="table-column">
      <style:table-column-properties style:column-width="8.5cm" style:rel-column-width="65535*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row-height="1.501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83cm" table:align="right"/>
    </style:style>
    <style:style style:name="Tabella3.A" style:family="table-column">
      <style:table-column-properties style:column-width="2.101cm"/>
    </style:style>
    <style:style style:name="Tabella3.B" style:family="table-column">
      <style:table-column-properties style:column-width="5.274cm"/>
    </style:style>
    <style:style style:name="Tabella3.C" style:family="table-column">
      <style:table-column-properties style:column-width="0.48cm"/>
    </style:style>
    <style:style style:name="Tabella3.D" style:family="table-column">
      <style:table-column-properties style:column-width="2.332cm"/>
    </style:style>
    <style:style style:name="Tabella3.F" style:family="table-column">
      <style:table-column-properties style:column-width="1.289cm"/>
    </style:style>
    <style:style style:name="Tabella3.G" style:family="table-column">
      <style:table-column-properties style:column-width="2.514cm"/>
    </style:style>
    <style:style style:name="Tabella3.H" style:family="table-column">
      <style:table-column-properties style:column-width="0.89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H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3*"/>
    </style:style>
    <style:style style:name="Tabella4.D" style:family="table-column">
      <style:table-column-properties style:column-width="4.251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1bcd5b" style:font-size-asian="7pt" style:font-weight-asian="normal" style:font-size-complex="7pt" style:font-weight-complex="normal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12a714" style:font-size-asian="7pt" style:font-weight-asian="normal" style:font-size-complex="7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7pt" fo:font-style="normal" style:text-underline-style="none" fo:font-weight="normal" officeooo:paragraph-rsid="0012a71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1bcd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1" fo:font-size="8pt" officeooo:paragraph-rsid="001bcd5b" style:font-size-asian="8pt" style:font-size-complex="8pt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Table_20_Contents">
      <style:text-properties style:font-name="Ubuntu Light" fo:font-size="4pt" officeooo:rsid="00134aea" officeooo:paragraph-rsid="001848de" style:font-size-asian="4pt" style:font-size-complex="4pt"/>
    </style:style>
    <style:style style:name="P8" style:family="paragraph" style:parent-style-name="Table_20_Contents">
      <style:text-properties style:font-name="Ubuntu Light" fo:font-size="4pt" officeooo:rsid="00134aea" officeooo:paragraph-rsid="001bcd5b" style:font-size-asian="4pt" style:font-size-complex="4pt"/>
    </style:style>
    <style:style style:name="P9" style:family="paragraph" style:parent-style-name="Table_20_Contents">
      <style:text-properties style:font-name="Ubuntu Light" fo:font-size="4pt" officeooo:paragraph-rsid="001848de" style:font-size-asian="4pt" style:font-size-complex="4pt"/>
    </style:style>
    <style:style style:name="P10" style:family="paragraph" style:parent-style-name="Table_20_Contents">
      <style:text-properties style:font-name="Ubuntu Light" fo:font-size="4pt" officeooo:rsid="001b98b2" officeooo:paragraph-rsid="001b98b2" style:font-size-asian="4pt" style:font-size-complex="4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4pt" officeooo:rsid="001b98b2" officeooo:paragraph-rsid="001b98b2" style:font-size-asian="4pt" style:font-size-complex="4pt"/>
    </style:style>
    <style:style style:name="P12" style:family="paragraph" style:parent-style-name="Table_20_Contents">
      <style:text-properties style:font-name="Ubuntu Light" fo:font-size="4pt" officeooo:rsid="0014d32e" officeooo:paragraph-rsid="001848de" style:font-size-asian="3.5pt" style:font-size-complex="4pt"/>
    </style:style>
    <style:style style:name="P13" style:family="paragraph" style:parent-style-name="Table_20_Contents">
      <style:text-properties style:font-name="Ubuntu Light" fo:font-size="4pt" officeooo:rsid="001bcd5b" officeooo:paragraph-rsid="001bcd5b" style:font-size-asian="3.5pt" style:font-size-complex="4pt"/>
    </style:style>
    <style:style style:name="P14" style:family="paragraph" style:parent-style-name="Table_20_Contents">
      <style:text-properties style:font-name="Ubuntu Light" fo:font-size="7pt" officeooo:paragraph-rsid="001848de" style:font-size-asian="6.09999990463257pt" style:font-size-complex="7pt"/>
    </style:style>
    <style:style style:name="P15" style:family="paragraph" style:parent-style-name="Table_20_Contents">
      <style:text-properties style:font-name="Ubuntu Light" fo:font-size="7pt" style:font-size-asian="7pt" style:font-size-complex="7pt"/>
    </style:style>
    <style:style style:name="P16" style:family="paragraph" style:parent-style-name="Table_20_Contents">
      <style:text-properties style:font-name="Ubuntu Light" fo:font-size="7pt" officeooo:paragraph-rsid="001848d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text-properties style:font-name="Ubuntu Light" fo:font-size="7pt" officeooo:rsid="00134aea" officeooo:paragraph-rsid="001848de" style:font-size-asian="7pt" style:font-size-complex="7pt"/>
    </style:style>
    <style:style style:name="P19" style:family="paragraph" style:parent-style-name="Standard">
      <style:paragraph-properties fo:text-align="end" style:justify-single-word="false"/>
      <style:text-properties style:font-name="Ubuntu Light" fo:font-size="7pt" officeooo:rsid="00134aea" officeooo:paragraph-rsid="001848de" style:font-size-asian="7pt" style:font-size-complex="7pt"/>
    </style:style>
    <style:style style:name="P20" style:family="paragraph" style:parent-style-name="Standard">
      <style:paragraph-properties fo:text-align="center" style:justify-single-word="false"/>
      <style:text-properties style:font-name="Ubuntu Light" fo:font-size="7pt" fo:font-weight="bold" officeooo:rsid="001bcd5b" officeooo:paragraph-rsid="001bcd5b" style:font-size-asian="7pt" style:font-weight-asian="bold" style:font-size-complex="7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1d62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7pt" fo:font-style="normal" style:text-underline-style="solid" style:text-underline-width="auto" style:text-underline-color="font-color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752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top="0cm" fo:margin-bottom="0cm" style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752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 fo:font-size="7pt" officeooo:rsid="00134aea" officeooo:paragraph-rsid="001f9472" style:font-size-asian="7pt" style:font-size-complex="7pt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f94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f94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f94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>
      <style:text-properties style:font-name="Ubuntu Light" fo:font-size="4pt" officeooo:rsid="001e9970" officeooo:paragraph-rsid="001f9472" style:font-size-asian="3.5pt" style:font-size-complex="4pt"/>
    </style:style>
    <style:style style:name="P35" style:family="paragraph" style:parent-style-name="Table_20_Contents">
      <style:text-properties style:font-name="Ubuntu Light" fo:font-size="4pt" officeooo:rsid="001fb0e8" officeooo:paragraph-rsid="001f9472" style:font-size-asian="3.5pt" style:font-size-complex="4pt"/>
    </style:style>
    <style:style style:name="P36" style:family="paragraph" style:parent-style-name="Table_20_Contents">
      <style:text-properties style:font-name="Ubuntu Light" fo:font-size="4pt" officeooo:rsid="00213038" officeooo:paragraph-rsid="00213038" style:font-size-asian="3.5pt" style:font-size-complex="4pt"/>
    </style:style>
    <style:style style:name="P37" style:family="paragraph" style:parent-style-name="Table_20_Contents">
      <style:text-properties style:font-name="Ubuntu Light" fo:font-size="4pt" officeooo:rsid="001fb0e8" officeooo:paragraph-rsid="001f9472" style:font-size-asian="4pt" style:font-size-complex="4pt"/>
    </style:style>
    <style:style style:name="P38" style:family="paragraph" style:parent-style-name="Table_20_Contents">
      <style:text-properties style:font-name="Ubuntu Light" fo:font-size="8pt" officeooo:rsid="001fb0e8" officeooo:paragraph-rsid="001f9472" style:font-size-asian="7pt" style:font-size-complex="8pt"/>
    </style:style>
    <style:style style:name="P39" style:family="paragraph" style:parent-style-name="Table_20_Contents">
      <style:text-properties style:font-name="Ubuntu Light" fo:font-size="8pt" officeooo:paragraph-rsid="001f9472" style:font-size-asian="7pt" style:font-size-complex="8pt"/>
    </style:style>
    <style:style style:name="P40" style:family="paragraph" style:parent-style-name="Table_20_Contents">
      <style:text-properties style:font-name="Ubuntu Light" fo:font-size="8pt" officeooo:rsid="001e9970" officeooo:paragraph-rsid="001f9472" style:font-size-asian="7pt" style:font-size-complex="8pt"/>
    </style:style>
    <style:style style:name="P41" style:family="paragraph" style:parent-style-name="Table_20_Contents">
      <style:text-properties style:font-name="Ubuntu Light" fo:font-size="8pt" officeooo:rsid="00213038" officeooo:paragraph-rsid="00213038" style:font-size-asian="7pt" style:font-size-complex="8pt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style:use-window-font-color="true" style:font-name="Ubuntu Light1" fo:font-style="normal" style:text-underline-style="none" officeooo:rsid="0012a714" style:font-name-asian="SimSun" style:font-style-asian="normal" style:font-name-complex="Tahoma" style:font-style-complex="normal"/>
    </style:style>
    <style:style style:name="T5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zione1">
        <text:section text:style-name="Sect2" text:name="Sezione2">
          <text:p text:style-name="P19">PAGINA <text:s text:c="3"/><text:page-number text:select-page="current">1</text:page-number><text:tab/></text:p>
          <text:p text:style-name="P20">ORDINE FORNITORE</text:p>
          <text:p text:style-name="P20"/>
          <text:section text:style-name="Sect1" text:name="Sezione3">
            <table:table table:name="Tabella1" table:style-name="Tabella1">
              <table:table-column table:style-name="Tabella1.A" table:number-columns-repeated="2"/>
              <table:table-row table:style-name="Tabella1.1">
                <table:table-cell table:style-name="Tabella1.A1" office:value-type="string">
                  <text:p text:style-name="P7">ORDINE NR. <text:s text:c="43"/></text:p>
                  <text:p text:style-name="P5"><text:span text:style-name="T6"><text:placeholder text:placeholder-type="text">&lt;o.name&gt;</text:placeholder></text:span><text:span text:style-name="T6"> <text:s text:c="11"/></text:span></text:p>
                </table:table-cell>
                <table:table-cell table:style-name="Tabella1.B1" office:value-type="string">
                  <text:p text:style-name="P8">DEL</text:p>
                  <text:p text:style-name="P4"><text:placeholder text:placeholder-type="text">&lt;formatLang(o.date_order, date=True) if o.date_order else ""&gt;</text:placeholder></text:p>
                </table:table-cell>
              </table:table-row>
              <table:table-row>
                <table:table-cell table:style-name="Tabella1.A2" table:number-columns-spanned="2" office:value-type="string">
                  <text:p text:style-name="P7">CONSEGNA RICHIESTA</text:p>
                  <text:p text:style-name="P9"/>
                  <text:p text:style-name="P14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7">CONSEGNA PREVISTA</text:p>
                  <text:p text:style-name="P9"/>
                  <text:p text:style-name="P14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7">NOTE:</text:p>
                  <text:p text:style-name="P9"/>
                  <text:p text:style-name="P14"/>
                </table:table-cell>
                <table:covered-table-cell/>
              </table:table-row>
            </table:table>
            <text:p text:style-name="P18"/>
            <text:p text:style-name="P18"/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12">SPETT.LE</text:p>
                  <text:p text:style-name="P21"><text:span text:style-name="T8"><text:placeholder text:placeholder-type="text">&lt;setLang(o.partner_id.lang or 'it_IT')&gt;</text:placeholder></text:span><text:span text:style-name="T9"><text:placeholder text:placeholder-type="text">&lt;o.partner_id.name&gt;</text:placeholder></text:span></text:p>
                  <text:p text:style-name="P24"><text:placeholder text:placeholder-type="text">&lt;o.partner_id.street or ''&gt;</text:placeholder> <text:s/><text:placeholder text:placeholder-type="text">&lt;o.partner_id.city or ''&gt;</text:placeholder> <text:placeholder text:placeholder-type="text">&lt;o.partner_id.country_id.name or ''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13">DESTINATARIO</text:p>
                  <text:p text:style-name="P23"><text:placeholder text:placeholder-type="text">&lt;o.destination_partner_id.name if o.destination_partner_id else 'IDEM'&gt;</text:placeholder></text:p>
                  <text:p text:style-name="P24"><text:placeholder text:placeholder-type="text">&lt;(o.destination_partner_id.street or '')  if o.destination_partner_id else ''&gt;</text:placeholder></text:p>
                  <text:p text:style-name="P22"><text:span text:style-name="T7"><text:placeholder text:placeholder-type="text">&lt;o.destination_partner_id.zip if o.destination_partner_id else ''&gt;</text:placeholder></text:span><text:span text:style-name="T7"> </text:span><text:span text:style-name="T7"><text:placeholder text:placeholder-type="text">&lt;(o.destination_partner_id.city or '')  if o.destination_partner_id else ''&gt;</text:placeholder></text:span><text:span text:style-name="T7"> </text:span><text:span text:style-name="T7"><text:placeholder text:placeholder-type="text">&lt;(o.destination_partner_id.country_id.name or '')  if o.destination_partner_id else ''&gt;</text:placeholder></text:span></text:p>
                  <text:p text:style-name="P16"/>
                </table:table-cell>
              </table:table-row>
            </table:table>
            <text:p text:style-name="P18"/>
            <text:p text:style-name="P18"/>
          </text:section>
          <table:table table:name="Tabella3" table:style-name="Tabella3">
            <table:table-column table:style-name="Tabella3.A"/>
            <table:table-column table:style-name="Tabella3.B"/>
            <table:table-column table:style-name="Tabella3.C"/>
            <table:table-column table:style-name="Tabella3.D"/>
            <table:table-column table:style-name="Tabella3.A"/>
            <table:table-column table:style-name="Tabella3.F"/>
            <table:table-column table:style-name="Tabella3.G"/>
            <table:table-column table:style-name="Tabella3.H"/>
            <table:table-row>
              <table:table-cell table:style-name="Tabella3.A1" office:value-type="string">
                <text:p text:style-name="P11">ARTICOLO / ARTICLE</text:p>
              </table:table-cell>
              <table:table-cell table:style-name="Tabella3.A1" office:value-type="string">
                <text:p text:style-name="P10">DESCRIZIONE / DESCRIPTION <text:s text:c="32"/>COLORE / COLOR</text:p>
              </table:table-cell>
              <table:table-cell table:style-name="Tabella3.A1" office:value-type="string">
                <text:p text:style-name="P11">U.M.</text:p>
              </table:table-cell>
              <table:table-cell table:style-name="Tabella3.A1" office:value-type="string">
                <text:p text:style-name="P11">Q.TA' / <text:s/>Q.TY</text:p>
              </table:table-cell>
              <table:table-cell table:style-name="Tabella3.A1" office:value-type="string">
                <text:p text:style-name="P11">PREZZO / PRICE</text:p>
              </table:table-cell>
              <table:table-cell table:style-name="Tabella3.A1" office:value-type="string">
                <text:p text:style-name="P11">SCONTI <text:s/></text:p>
                <text:p text:style-name="P11">DISCOUNTS</text:p>
              </table:table-cell>
              <table:table-cell table:style-name="Tabella3.A1" office:value-type="string">
                <text:p text:style-name="P11">IMPORTO</text:p>
              </table:table-cell>
              <table:table-cell table:style-name="Tabella3.H1" office:value-type="string">
                <text:p text:style-name="P11">ALIQ.</text:p>
              </table:table-cell>
            </table:table-row>
            <table:table-row>
              <table:table-cell table:style-name="Tabella3.A2" table:number-columns-spanned="8" office:value-type="string">
                <text:p text:style-name="P28"><text:placeholder text:placeholder-type="text">&lt;for each="l in o.order_line"&gt;</text:placeholder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ella3.A3" office:value-type="string">
                <text:p text:style-name="P27"><text:placeholder text:placeholder-type="text">&lt;"%s%s" % (('%s\t' % l.product_id.default_code)  if o.quotation_mode=='with' else '', l.name)&gt;</text:placeholder></text:p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7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  <text:p text:style-name="P15"/>
              </table:table-cell>
              <table:table-cell table:style-name="Tabella3.A3" office:value-type="string">
                <text:p text:style-name="P15"/>
              </table:table-cell>
              <table:table-cell table:style-name="Tabella3.A3" office:value-type="string">
                <text:p text:style-name="P26"><text:placeholder text:placeholder-type="text">&lt;l.product_uom.name&gt;</text:placeholder></text:p>
              </table:table-cell>
              <table:table-cell table:style-name="Tabella3.A3" office:value-type="string">
                <text:p text:style-name="P26"><text:placeholder text:placeholder-type="text">&lt;l.product_qty&gt;</text:placeholder></text:p>
              </table:table-cell>
              <table:table-cell table:style-name="Tabella3.A3" office:value-type="string">
                <text:p text:style-name="P25"><text:placeholder text:placeholder-type="text">&lt;formatLang(l.price_unit, digits=get_digits(dp='Account'))&gt;</text:placeholder></text:p>
              </table:table-cell>
              <table:table-cell table:style-name="Tabella3.A3" office:value-type="string">
                <text:p text:style-name="P31"/>
              </table:table-cell>
              <table:table-cell table:style-name="Tabella3.A3" office:value-type="string">
                <text:p text:style-name="P31"><text:placeholder text:placeholder-type="text">&lt;l.price_subtotal&gt;</text:placeholder></text:p>
              </table:table-cell>
              <table:table-cell table:style-name="Tabella3.A2" office:value-type="string">
                <text:p text:style-name="P31"><text:placeholder text:placeholder-type="text">&lt;l.taxes_id&gt;</text:placeholder></text:p>
              </table:table-cell>
            </table:table-row>
            <table:table-row>
              <table:table-cell table:style-name="Tabella3.A2" table:number-columns-spanned="8" office:value-type="string">
                <text:p text:style-name="P29"><text:placeholder text:placeholder-type="text">&lt;/for&gt;</text:placeholder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18"/>
          <text:p text:style-name="P18"/>
          <text:p text:style-name="P18"/>
          <text:p text:style-name="P30"/>
          <text:p text:style-name="P30"/>
          <table:table table:name="Tabella4" table:style-name="Tabella4">
            <table:table-column table:style-name="Tabella4.A" table:number-columns-repeated="3"/>
            <table:table-column table:style-name="Tabella4.D"/>
            <table:table-row>
              <table:table-cell table:style-name="Tabella4.A1" office:value-type="string">
                <text:p text:style-name="P34">SPEDIZIONE A MEZZO</text:p>
                <text:p text:style-name="P39"/>
              </table:table-cell>
              <table:table-cell table:style-name="Tabella4.A1" office:value-type="string">
                <text:p text:style-name="P34">PAGAMENTO</text:p>
                <text:p text:style-name="P40"/>
              </table:table-cell>
              <table:table-cell table:style-name="Tabella4.A1" office:value-type="string">
                <text:p text:style-name="P36">VALUTA</text:p>
                <text:p text:style-name="P41"/>
              </table:table-cell>
              <table:table-cell table:style-name="Tabella4.D1" office:value-type="string">
                <text:p text:style-name="P35">TOTALE</text:p>
                <text:p text:style-name="P38"/>
              </table:table-cell>
            </table:table-row>
            <table:table-row>
              <table:table-cell table:style-name="Tabella4.A2" office:value-type="string">
                <text:p text:style-name="P37">PORTO</text:p>
                <text:p text:style-name="P39"/>
              </table:table-cell>
              <table:table-cell table:style-name="Tabella4.A2" office:value-type="string">
                <text:p text:style-name="P37">APPOGGIO BANCARIO</text:p>
                <text:p text:style-name="P38"/>
              </table:table-cell>
              <table:table-cell table:style-name="Tabella4.A2" office:value-type="string">
                <text:p text:style-name="P37">VALUTA</text:p>
                <text:p text:style-name="P38"/>
              </table:table-cell>
              <table:table-cell table:style-name="Tabella4.D2" office:value-type="string">
                <text:p text:style-name="P37">TOTALE</text:p>
                <text:p text:style-name="P38"/>
              </table:table-cell>
            </table:table-row>
          </table:table>
          <text:p text:style-name="P30"/>
          <text:p text:style-name="P30"/>
          <text:p text:style-name="P30"/>
          <text:p text:style-name="P30"/>
          <text:p text:style-name="P30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1bcd5b" style:font-size-asian="7pt" style:font-weight-asian="normal" style:font-size-complex="7pt" style:font-weight-complex="normal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12a714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7pt" fo:font-style="normal" style:text-underline-style="none" fo:font-weight="normal" officeooo:paragraph-rsid="0012a71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style:font-name="Ubuntu Light1" fo:font-style="normal" style:text-underline-style="none" officeooo:rsid="0012a714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6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asimage(company.logo)" text:anchor-type="paragraph" svg:x="0.191cm" svg:y="-0.139cm" svg:width="3.489cm" draw:z-index="0"><draw:text-box fo:min-height="2.565cm"><text:p text:style-name="MP2"/></draw:text-box></draw:frame><text:span text:style-name="MT1"><text:tab/><text:tab/><text:tab/> <text:s text:c="6"/></text:span><text:span text:style-name="MT2"><text:placeholder text:placeholder-type="text">&lt;setLang(o.partner_id.lang or 'it_IT')&gt;</text:placeholder></text:span><text:span text:style-name="MT2"> </text:span><text:span text:style-name="MT1"><text:placeholder text:placeholder-type="text">&lt;company.name.upper()&gt;</text:placeholder></text:span></text:p>
        <text:p text:style-name="MP3"><text:span text:style-name="MT1"><text:tab/><text:tab/><text:tab/><text:tab/></text:span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- </text:span><text:span text:style-name="MT1"><text:placeholder text:placeholder-type="text">&lt;company.city&gt;</text:placeholder></text:span></text:p>
        <text:p text:style-name="MP3"><text:span text:style-name="MT3"><text:tab/><text:tab/><text:tab/><text:tab/><text:tab/>TEL</text:span><text:span text:style-name="MT4">: </text:span><text:span text:style-name="MT4"><text:placeholder text:placeholder-type="text">&lt;company.phone&gt;</text:placeholder></text:span><text:span text:style-name="MT4"> </text:span><text:span text:style-name="MT3">r.a.</text:span></text:p>
        <text:p text:style-name="MP3"><text:span text:style-name="MT3"><text:tab/><text:tab/><text:tab/><text:tab/><text:tab/>FAX</text:span><text:span text:style-name="MT4">: </text:span><text:span text:style-name="MT4"><text:placeholder text:placeholder-type="text">&lt;company.fax&gt;</text:placeholder></text:span><text:span text:style-name="MT4"> </text:span></text:p>
        <text:p text:style-name="MP3"><text:span text:style-name="MT4"><text:tab/><text:tab/><text:tab/><text:tab/><text:tab/></text:span><text:span text:style-name="MT3">E-mail: </text:span><text:span text:style-name="MT2"><text:placeholder text:placeholder-type="text">&lt;company.email&gt;</text:placeholder></text:span></text:p>
        <text:p text:style-name="MP3"><text:span text:style-name="MT2"><text:tab/><text:tab/><text:tab/><text:tab/><text:tab/></text:span><text:span text:style-name="MT2"><text:placeholder text:placeholder-type="text">&lt;company.website&gt;</text:placeholder></text:span></text:p>
        <text:p text:style-name="MP3"><text:span text:style-name="MT4"><text:tab/><text:tab/><text:tab/><text:tab/><text:tab/></text:span><text:span text:style-name="MT5">C.F. e P. I. </text:span><text:span text:style-name="MT2"><text:placeholder text:placeholder-type="text">&lt;company.vat&gt;</text:placeholder>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1:46:11.884097931</meta:creation-date>
    <dc:date>2015-12-22T17:04:10.776226129</dc:date>
    <meta:editing-duration>PT48M9S</meta:editing-duration>
    <meta:editing-cycles>10</meta:editing-cycles>
    <meta:generator>LibreOffice/4.2.8.2$Linux_x86 LibreOffice_project/420m0$Build-2</meta:generator>
    <meta:document-statistic meta:table-count="4" meta:image-count="0" meta:object-count="0" meta:page-count="1" meta:paragraph-count="48" meta:word-count="138" meta:character-count="1492" meta:non-whitespace-character-count="1262"/>
  </office:meta>
</office:document-meta>
</file>